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FreeMono3" svg:font-family="FreeMono" style:font-family-generic="modern" style:font-pitch="fixed"/>
    <style:font-face style:name="FreeMono2" svg:font-family="FreeMono" style:font-adornments="Negrita itálica" style:font-family-generic="modern" style:font-pitch="fixed"/>
    <style:font-face style:name="FreeMono4" svg:font-family="FreeMono" style:font-family-generic="modern" style:font-pitch="variable"/>
    <style:font-face style:name="FreeMono" svg:font-family="FreeMono" style:font-adornments="Negrita" style:font-family-generic="modern" style:font-pitch="variable"/>
    <style:font-face style:name="FreeMono1" svg:font-family="FreeMono" style:font-adornments="Normal" style:font-family-generic="modern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8cm" table:align="margins"/>
    </style:style>
    <style:style style:name="Tabla1.A" style:family="table-column">
      <style:table-column-properties style:column-width="6.001cm" style:rel-column-width="21845*"/>
    </style:style>
    <style:style style:name="Tabla1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 fo:padding="0.049cm" fo:border-left="none" fo:border-right="none" fo:border-top="none" fo:border-bottom="1.05pt solid #000000"/>
      <style:text-properties style:font-name="FreeMono4" fo:font-size="11pt" fo:font-weight="bold" officeooo:rsid="000e6484" officeooo:paragraph-rsid="000e6484" style:font-size-asian="11pt" style:font-weight-asian="bold" style:font-size-complex="11pt" style:font-weight-complex="bold"/>
    </style:style>
    <style:style style:name="P2" style:family="paragraph" style:parent-style-name="Footer">
      <style:paragraph-properties fo:text-align="justify" style:justify-single-word="false" fo:padding="0.049cm" fo:border-left="none" fo:border-right="none" fo:border-top="1.05pt solid #000000" fo:border-bottom="none">
        <style:tab-stops>
          <style:tab-stop style:position="8.5cm" style:type="center"/>
          <style:tab-stop style:position="12.111cm"/>
          <style:tab-stop style:position="16.508cm"/>
        </style:tab-stops>
      </style:paragraph-properties>
      <style:text-properties style:font-name="FreeMono3" fo:font-weight="bold" officeooo:rsid="000e6484" officeooo:paragraph-rsid="000e6484" style:font-weight-asian="bold" style:font-weight-complex="bold"/>
    </style:style>
    <style:style style:name="P3" style:family="paragraph" style:parent-style-name="_21_Enunciado">
      <style:text-properties officeooo:rsid="00178330" officeooo:paragraph-rsid="00178330"/>
    </style:style>
    <style:style style:name="P4" style:family="paragraph" style:parent-style-name="_21_Enunciado">
      <style:text-properties officeooo:rsid="00178330" officeooo:paragraph-rsid="00254fa6"/>
    </style:style>
    <style:style style:name="P5" style:family="paragraph" style:parent-style-name="_21_Enunciado">
      <style:text-properties officeooo:rsid="00178330" officeooo:paragraph-rsid="0027e2ce"/>
    </style:style>
    <style:style style:name="P6" style:family="paragraph" style:parent-style-name="_21_Enunciado">
      <style:text-properties officeooo:paragraph-rsid="00254fa6"/>
    </style:style>
    <style:style style:name="P7" style:family="paragraph" style:parent-style-name="_21_Enunciado">
      <style:text-properties officeooo:rsid="002c32ae" officeooo:paragraph-rsid="002c32ae"/>
    </style:style>
    <style:style style:name="P8" style:family="paragraph" style:parent-style-name="_21_Respuesta">
      <style:text-properties officeooo:rsid="00241eac" officeooo:paragraph-rsid="00241eac"/>
    </style:style>
    <style:style style:name="P9" style:family="paragraph" style:parent-style-name="_21_Respuesta">
      <style:text-properties officeooo:rsid="00254fa6" officeooo:paragraph-rsid="00254fa6"/>
    </style:style>
    <style:style style:name="P10" style:family="paragraph" style:parent-style-name="_21_Respuesta">
      <style:text-properties officeooo:rsid="00277943" officeooo:paragraph-rsid="00277943"/>
    </style:style>
    <style:style style:name="P11" style:family="paragraph" style:parent-style-name="_21_Respuesta">
      <style:text-properties officeooo:rsid="00237acc" officeooo:paragraph-rsid="00237acc"/>
    </style:style>
    <style:style style:name="P12" style:family="paragraph" style:parent-style-name="_21_Enunciado">
      <style:paragraph-properties fo:break-before="page"/>
      <style:text-properties officeooo:rsid="00178330" officeooo:paragraph-rsid="00285433"/>
    </style:style>
    <style:style style:name="P13" style:family="paragraph" style:parent-style-name="Table_20_Contents">
      <style:paragraph-properties fo:text-align="center" style:justify-single-word="false"/>
      <style:text-properties style:font-name="FreeMono1" fo:font-size="12pt" fo:font-weight="bold" officeooo:rsid="00297823" officeooo:paragraph-rsid="00297823" style:font-weight-asian="bold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style:font-name="FreeMono1" fo:font-size="12pt" officeooo:rsid="0029f83c" officeooo:paragraph-rsid="0029f83c"/>
    </style:style>
    <style:style style:name="P15" style:family="paragraph" style:parent-style-name="Table_20_Contents">
      <style:paragraph-properties fo:text-align="justify" style:justify-single-word="false"/>
      <style:text-properties style:font-name="FreeMono1" fo:font-size="12pt" officeooo:rsid="0029f83c" officeooo:paragraph-rsid="002c0f43"/>
    </style:style>
    <style:style style:name="P16" style:family="paragraph" style:parent-style-name="_21_Enunciado" style:master-page-name="HTML">
      <style:paragraph-properties style:page-number="auto"/>
      <style:text-properties fo:color="#ff0000" loext:opacity="100%" style:font-name="FreeMono" fo:font-size="12pt" fo:font-weight="bold" officeooo:rsid="002149b8" officeooo:paragraph-rsid="002149b8"/>
    </style:style>
    <style:style style:name="P17" style:family="paragraph" style:parent-style-name="_21_Enunciado" style:list-style-name="L1">
      <style:text-properties officeooo:rsid="0027e2ce" officeooo:paragraph-rsid="0027e2ce"/>
    </style:style>
    <style:style style:name="P18" style:family="paragraph" style:parent-style-name="_21_Enunciado">
      <style:text-properties officeooo:rsid="002c32ae" officeooo:paragraph-rsid="002c32ae"/>
    </style:style>
    <style:style style:name="P19" style:family="paragraph" style:parent-style-name="_21_Enunciado">
      <style:text-properties fo:font-size="11.5pt" officeooo:rsid="0033f828" officeooo:paragraph-rsid="0033f828" style:font-size-asian="11.5pt"/>
    </style:style>
    <style:style style:name="P20" style:family="paragraph" style:parent-style-name="_21_Enunciado">
      <style:text-properties fo:font-size="11.5pt" officeooo:rsid="003505ea" officeooo:paragraph-rsid="003505ea" style:font-size-asian="11.5pt"/>
    </style:style>
    <style:style style:name="P21" style:family="paragraph" style:parent-style-name="_21_Enunciado">
      <style:text-properties fo:font-size="11.5pt" officeooo:rsid="003668f6" officeooo:paragraph-rsid="003668f6" style:font-size-asian="11.5pt"/>
    </style:style>
    <style:style style:name="P22" style:family="paragraph" style:parent-style-name="_21_Enunciado">
      <style:text-properties fo:font-size="11.5pt" officeooo:rsid="0036bdaa" officeooo:paragraph-rsid="0036bdaa" style:font-size-asian="11.5pt"/>
    </style:style>
    <style:style style:name="P23" style:family="paragraph" style:parent-style-name="_21_Enunciado">
      <style:text-properties officeooo:paragraph-rsid="002cf677"/>
    </style:style>
    <style:style style:name="P24" style:family="paragraph" style:parent-style-name="_21_Enunciado">
      <style:text-properties officeooo:paragraph-rsid="00315ab1"/>
    </style:style>
    <style:style style:name="P25" style:family="paragraph" style:parent-style-name="_21_Enunciado">
      <style:text-properties officeooo:paragraph-rsid="0032f58a"/>
    </style:style>
    <style:style style:name="P26" style:family="paragraph" style:parent-style-name="_21_Enunciado">
      <style:text-properties officeooo:paragraph-rsid="003725d9"/>
    </style:style>
    <style:style style:name="P27" style:family="paragraph" style:parent-style-name="_21_Enunciado">
      <style:text-properties officeooo:paragraph-rsid="003884fe"/>
    </style:style>
    <style:style style:name="P28" style:family="paragraph" style:parent-style-name="_21_Enunciado">
      <style:text-properties style:font-name="FreeMono1" fo:font-size="12pt" officeooo:rsid="003884fe" officeooo:paragraph-rsid="003884fe"/>
    </style:style>
    <style:style style:name="P29" style:family="paragraph" style:parent-style-name="_21_Enunciado">
      <style:paragraph-properties fo:break-before="page"/>
      <style:text-properties officeooo:paragraph-rsid="0032f58a"/>
    </style:style>
    <style:style style:name="P30" style:family="paragraph" style:parent-style-name="_21_Respuesta" style:list-style-name="L1">
      <style:text-properties officeooo:rsid="0027e2ce" officeooo:paragraph-rsid="0027e2ce"/>
    </style:style>
    <style:style style:name="P31" style:family="paragraph" style:parent-style-name="_21_Respuesta">
      <style:text-properties fo:font-size="11.5pt" officeooo:rsid="00178330" officeooo:paragraph-rsid="00285433" style:font-size-asian="11.5pt"/>
    </style:style>
    <style:style style:name="P32" style:family="paragraph" style:parent-style-name="_21_Respuesta">
      <style:text-properties fo:font-size="11.5pt" officeooo:rsid="002c3bba" officeooo:paragraph-rsid="002c3bba" style:font-size-asian="11.5pt"/>
    </style:style>
    <style:style style:name="P33" style:family="paragraph" style:parent-style-name="_21_Respuesta">
      <style:text-properties fo:font-size="11.5pt" officeooo:rsid="002cf677" officeooo:paragraph-rsid="002cf677" style:font-size-asian="11.5pt"/>
    </style:style>
    <style:style style:name="P34" style:family="paragraph" style:parent-style-name="_21_Respuesta">
      <style:text-properties fo:font-size="11.5pt" officeooo:rsid="0032f58a" officeooo:paragraph-rsid="0032f58a" style:font-size-asian="11.5pt"/>
    </style:style>
    <style:style style:name="P35" style:family="paragraph" style:parent-style-name="_21_Respuesta">
      <style:text-properties fo:font-size="11.5pt" officeooo:rsid="0033f828" officeooo:paragraph-rsid="0033f828" style:font-size-asian="11.5pt"/>
    </style:style>
    <style:style style:name="P36" style:family="paragraph" style:parent-style-name="_21_Respuesta">
      <style:text-properties fo:font-size="11.5pt" officeooo:rsid="003505ea" officeooo:paragraph-rsid="003505ea" style:font-size-asian="11.5pt"/>
    </style:style>
    <style:style style:name="P37" style:family="paragraph" style:parent-style-name="_21_Respuesta">
      <style:text-properties fo:font-size="11.5pt" officeooo:rsid="003668f6" officeooo:paragraph-rsid="003668f6" style:font-size-asian="11.5pt"/>
    </style:style>
    <style:style style:name="P38" style:family="paragraph" style:parent-style-name="_21_Respuesta">
      <style:text-properties fo:font-size="11.5pt" officeooo:rsid="0036bdaa" officeooo:paragraph-rsid="0036bdaa" style:font-size-asian="11.5pt"/>
    </style:style>
    <style:style style:name="P39" style:family="paragraph" style:parent-style-name="_21_Respuesta">
      <style:text-properties officeooo:rsid="002cef86" officeooo:paragraph-rsid="002cef86"/>
    </style:style>
    <style:style style:name="P40" style:family="paragraph" style:parent-style-name="_21_Respuesta">
      <style:text-properties officeooo:rsid="003725d9" officeooo:paragraph-rsid="003725d9"/>
    </style:style>
    <style:style style:name="P41" style:family="paragraph" style:parent-style-name="_21_Respuesta">
      <style:text-properties style:font-name="FreeMono1" fo:font-size="12pt" officeooo:rsid="003884fe" officeooo:paragraph-rsid="003884fe"/>
    </style:style>
    <style:style style:name="P42" style:family="paragraph" style:parent-style-name="_21_Respuesta">
      <style:text-properties style:font-name="FreeMono1" fo:font-size="12pt" officeooo:rsid="003af186" officeooo:paragraph-rsid="003af186"/>
    </style:style>
    <style:style style:name="T1" style:family="text">
      <style:text-properties officeooo:rsid="00205a75"/>
    </style:style>
    <style:style style:name="T2" style:family="text">
      <style:text-properties style:font-name="FreeMono4" fo:font-size="11pt" style:font-size-asian="11pt" style:font-size-complex="11pt"/>
    </style:style>
    <style:style style:name="T3" style:family="text">
      <style:text-properties style:font-name="FreeMono4" fo:font-size="11pt" officeooo:rsid="0011b881" style:font-size-asian="11pt" style:font-size-complex="11pt"/>
    </style:style>
    <style:style style:name="T4" style:family="text">
      <style:text-properties style:font-name="FreeMono4" fo:font-size="11pt" officeooo:rsid="001c4cd6" style:font-size-asian="11pt" style:font-size-complex="11pt"/>
    </style:style>
    <style:style style:name="T5" style:family="text">
      <style:text-properties fo:color="#ff0000" loext:opacity="100%"/>
    </style:style>
    <style:style style:name="T6" style:family="text">
      <style:text-properties fo:color="#ff0000" loext:opacity="100%" style:font-name="FreeMono" fo:font-size="12pt" fo:font-weight="bold" officeooo:rsid="00254fa6"/>
    </style:style>
    <style:style style:name="T7" style:family="text">
      <style:text-properties fo:color="#ff0000" loext:opacity="100%" style:font-name="FreeMono" fo:font-size="12pt" fo:font-weight="bold" officeooo:rsid="0027e2ce"/>
    </style:style>
    <style:style style:name="T8" style:family="text">
      <style:text-properties fo:color="#ff0000" loext:opacity="100%" style:font-name="FreeMono" fo:font-size="12pt" fo:font-weight="bold" officeooo:rsid="00285433"/>
    </style:style>
    <style:style style:name="T9" style:family="text">
      <style:text-properties fo:color="#ff0000" loext:opacity="100%" style:font-name="FreeMono" fo:font-size="11.5pt" fo:font-weight="bold" officeooo:rsid="002cf677" style:font-size-asian="11.5pt"/>
    </style:style>
    <style:style style:name="T10" style:family="text">
      <style:text-properties fo:color="#ff0000" loext:opacity="100%" fo:font-size="11.5pt" style:font-size-asian="11.5pt"/>
    </style:style>
    <style:style style:name="T11" style:family="text">
      <style:text-properties fo:color="#ff0000" loext:opacity="100%" fo:font-size="11.5pt" officeooo:rsid="002c32ae" style:font-size-asian="11.5pt"/>
    </style:style>
    <style:style style:name="T12" style:family="text">
      <style:text-properties fo:color="#00a933" loext:opacity="100%"/>
    </style:style>
    <style:style style:name="T13" style:family="text">
      <style:text-properties fo:color="#00a933" loext:opacity="100%" officeooo:rsid="00220600"/>
    </style:style>
    <style:style style:name="T14" style:family="text">
      <style:text-properties fo:color="#00a933" loext:opacity="100%" fo:font-size="11.5pt" style:font-size-asian="11.5pt"/>
    </style:style>
    <style:style style:name="T15" style:family="text">
      <style:text-properties fo:color="#00a933" loext:opacity="100%" fo:font-size="11.5pt" officeooo:rsid="002c32ae" style:font-size-asian="11.5pt"/>
    </style:style>
    <style:style style:name="T16" style:family="text">
      <style:text-properties fo:color="#00a933" loext:opacity="100%" style:font-name="FreeMono" fo:font-size="11.5pt" fo:font-weight="bold" officeooo:rsid="0032f58a" style:font-size-asian="11.5pt"/>
    </style:style>
    <style:style style:name="T17" style:family="text">
      <style:text-properties fo:color="#00a933" loext:opacity="100%" style:font-name="FreeMono" fo:font-size="12pt" fo:font-weight="bold" officeooo:rsid="003725d9"/>
    </style:style>
    <style:style style:name="T18" style:family="text">
      <style:text-properties fo:color="#00a933" loext:opacity="100%" style:font-name="FreeMono" fo:font-size="12pt" fo:font-weight="bold" officeooo:rsid="003884fe"/>
    </style:style>
    <style:style style:name="T19" style:family="text">
      <style:text-properties fo:color="#00a933" loext:opacity="100%" officeooo:rsid="003725d9"/>
    </style:style>
    <style:style style:name="T20" style:family="text">
      <style:text-properties style:font-name="FreeMono1" fo:font-size="12pt"/>
    </style:style>
    <style:style style:name="T21" style:family="text">
      <style:text-properties style:font-name="FreeMono1" officeooo:rsid="002e9d4e"/>
    </style:style>
    <style:style style:name="T22" style:family="text">
      <style:text-properties fo:font-size="11.5pt" style:font-size-asian="11.5pt"/>
    </style:style>
    <style:style style:name="T23" style:family="text">
      <style:text-properties fo:font-size="11.5pt" officeooo:rsid="002c32ae" style:font-size-asian="11.5pt"/>
    </style:style>
    <style:style style:name="T24" style:family="text">
      <style:text-properties officeooo:rsid="002adf93"/>
    </style:style>
    <style:style style:name="T25" style:family="text">
      <style:text-properties officeooo:rsid="002c0f43"/>
    </style:style>
    <style:style style:name="T26" style:family="text">
      <style:text-properties officeooo:rsid="002e9d4e"/>
    </style:style>
    <style:style style:name="T27" style:family="text">
      <style:text-properties officeooo:rsid="0030178f"/>
    </style:style>
    <style:style style:name="T28" style:family="text">
      <style:text-properties officeooo:rsid="003884f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CICLOS DE VIDA</text:p>
      <text:p text:style-name="P3"><text:span text:style-name="T5">1.-</text:span> ¿Cuál de las siguientes afirmaciones es correcta?</text:p>
      <text:p text:style-name="_21_Enunciado"><text:span text:style-name="T12">a</text:span><text:span text:style-name="T13">)</text:span> En los modelos evolutivos no se necesita conocer todos los requisitos al comienzo.</text:p>
      <text:p text:style-name="P11">Verdadero</text:p>
      <text:p text:style-name="_21_Enunciado"><text:span text:style-name="T12">b</text:span><text:span text:style-name="T13">)</text:span> Es muy común en el modelo en cascada el uso de prototipos.</text:p>
      <text:p text:style-name="P8">Falso</text:p>
      <text:p text:style-name="_21_Enunciado"><text:span text:style-name="T12">c</text:span><text:span text:style-name="T13">)</text:span> El análisis de riesgos se lleva a cabo en cada incremento del modelo iterativo incremental.</text:p>
      <text:p text:style-name="P9">Falso</text:p>
      <text:p text:style-name="_21_Enunciado"><text:span text:style-name="T12">d</text:span><text:span text:style-name="T13">)</text:span> El modelo en cascada es apropiado cuando se necesita una versión inicial del software a desarrollar.</text:p>
      <text:p text:style-name="P9">Falso</text:p>
      <text:p text:style-name="P4"><text:span text:style-name="T6">2</text:span><text:span text:style-name="T5">.-</text:span> ¿Cuál de las siguientes afirmaciones es correcta?</text:p>
      <text:p text:style-name="P6"><text:span text:style-name="T12">a</text:span><text:span text:style-name="T13">)</text:span> En los modelos evolutivos se necesita conocer todos los requisitos al comienzo.</text:p>
      <text:p text:style-name="P10">Falso</text:p>
      <text:p text:style-name="P6"><text:span text:style-name="T12">b</text:span><text:span text:style-name="T13">)</text:span> El modelo iterativo incremental permite la entrega temprana de partes operativas del software.</text:p>
      <text:p text:style-name="P10">Verdadero</text:p>
      <text:p text:style-name="P6"><text:span text:style-name="T12">c</text:span><text:span text:style-name="T13">)</text:span> El modelo iterativo incremental es recomendable para el desarrollo de sistemas de tiempo real.</text:p>
      <text:p text:style-name="P10">Verdadero</text:p>
      <text:p text:style-name="P6"><text:span text:style-name="T12">d</text:span><text:span text:style-name="T13">)</text:span> En el modelo en espiral el éxito del proyecto depende en gran medida de la fase de planificación.</text:p>
      <text:p text:style-name="P10">Falso</text:p>
      <text:p text:style-name="P5"><text:span text:style-name="T7">3</text:span><text:span text:style-name="T5">.-</text:span> Explica qué modelo de ciclo de vida utilizarías para los siguientes desarrollos.</text:p>
      <text:list xml:id="list2177136641" text:style-name="L1">
        <text:list-item>
          <text:p text:style-name="P17">Proyecto donde tendremos un probable cambio de requisitos</text:p>
          <text:p text:style-name="P30"><text:span text:style-name="T20">Ciclo i</text:span>terativo incremental</text:p>
        </text:list-item>
        <text:list-item>
          <text:p text:style-name="P17">Proyecto de gran tamaño con probables cambios</text:p>
          <text:p text:style-name="P30">Ciclo espiral</text:p>
        </text:list-item>
        <text:list-item>
          <text:p text:style-name="P17">Proyecto con gran factor de riesgo</text:p>
          <text:p text:style-name="P30">Ciclo espiral</text:p>
        </text:list-item>
        <text:list-item>
          <text:p text:style-name="P17">Proyecto en el cual el cliente puede no tiene urgencia por el software y tiene muy claro sus requisitos.</text:p>
          <text:p text:style-name="P30">Ciclo cascada</text:p>
        </text:list-item>
      </text:list>
      <text:p text:style-name="P12"><text:span text:style-name="T8">4</text:span><text:span text:style-name="T5">.-</text:span> <text:span text:style-name="T22">Sitúa las siguientes características en la tabla.</text:span></text:p>
      <table:table table:name="Tabla1" table:style-name="Tabla1">
        <table:table-column table:style-name="Tabla1.A" table:number-columns-repeated="3"/>
        <table:table-row table:style-name="TableLine94801383395376">
          <table:table-cell table:style-name="Tabla1.A1" office:value-type="string">
            <text:p text:style-name="P13">Cascada</text:p>
          </table:table-cell>
          <table:table-cell table:style-name="Tabla1.A1" office:value-type="string">
            <text:p text:style-name="P13">Iterativo incremental</text:p>
          </table:table-cell>
          <table:table-cell table:style-name="Tabla1.C1" office:value-type="string">
            <text:p text:style-name="P13">Espiral</text:p>
          </table:table-cell>
        </table:table-row>
        <table:table-row table:style-name="TableLine94801383912128">
          <table:table-cell table:style-name="Tabla1.B2" office:value-type="string">
            <text:p text:style-name="P14">-Es fácil de comprender.</text:p>
            <text:p text:style-name="P14"/>
            <text:p text:style-name="P14">- <text:span text:style-name="T25">Los requisitos son estables.</text:span></text:p>
            <text:p text:style-name="P14"/>
            <text:p text:style-name="P14">-<text:span text:style-name="T25">El proyecto es similar a uno anterior realizado.</text:span></text:p>
          </table:table-cell>
          <table:table-cell table:style-name="Tabla1.B2" office:value-type="string">
            <text:p text:style-name="P15">-No se necesitan conocer todos los requisitos al comienzo.</text:p>
            <text:p text:style-name="P14"/>
            <text:p text:style-name="P14">-Los clientes necesitan versiones inmediatas.</text:p>
            <text:p text:style-name="P14"/>
            <text:p text:style-name="P14">-<text:span text:style-name="T25">No se sabe cuando va a terminar.</text:span></text:p>
            <text:p text:style-name="P14"/>
            <text:p text:style-name="P15">-<text:span text:style-name="T25">Se acomoda bien a los cambios de requisitos.</text:span></text:p>
          </table:table-cell>
          <table:table-cell table:style-name="Tabla1.C2" office:value-type="string">
            <text:p text:style-name="P14">-No se necesitan conocer todos los requisitos al comienzo.</text:p>
            <text:p text:style-name="P14"/>
            <text:p text:style-name="P14">-<text:span text:style-name="T24">Reduce riesgos del </text:span><text:span text:style-name="T25">p</text:span><text:span text:style-name="T24">royecto.</text:span></text:p>
            <text:p text:style-name="P14"/>
            <text:p text:style-name="P14">-<text:span text:style-name="T25">Genera mucho trabajo adicional.</text:span></text:p>
            <text:p text:style-name="P14"/>
            <text:p text:style-name="P14">-<text:span text:style-name="T25">Se acomoda bien a los cambios de requisitos.</text:span></text:p>
          </table:table-cell>
        </table:table-row>
      </table:table>
      <text:p text:style-name="P31"/>
      <text:p text:style-name="P7"><text:span text:style-name="T10">5.-</text:span><text:span text:style-name="T22"> Describe brevemente qué significan los siguientes términos:</text:span></text:p>
      <text:p text:style-name="P7"><text:span text:style-name="T14">a)</text:span><text:span text:style-name="T22"> Modelo de ciclo de vida:</text:span></text:p>
      <text:p text:style-name="P32">Es una referencia que contiene los procesos, actividades y tareas para llevar a cabo un proyecto de desarrollo de software, desde el inicio hasta el final, incluyendo tareas relacionadas, explotación y mantenimiento.</text:p>
      <text:p text:style-name="P7"><text:span text:style-name="T14">b)</text:span><text:span text:style-name="T22"> Etapa dentro del ciclo:</text:span></text:p>
      <text:p text:style-name="P39"><text:span text:style-name="T22">Es cada uno de los pasos que hay que seguir para cumplir con el modelo de proyecto, varían según el tipo de modelo elegido.</text:span></text:p>
      <text:p text:style-name="P23"><text:span text:style-name="T9">6</text:span><text:span text:style-name="T11">.-</text:span><text:span text:style-name="T23"> </text:span><text:span text:style-name="T22">Enumera los modelos de ciclo de vida más comunes, para el desarrollo de software, junto con sus características principales.</text:span></text:p>
      <text:p text:style-name="P33">Cascada → <text:span text:style-name="T26">Las etapas tienen un orden, se comprueba la anterior antes de pasar a la siguiente.</text:span></text:p>
      <text:p text:style-name="P33">Iterativo incremental → <text:span text:style-name="T26">Es parecido al cascada, pero </text:span><text:span text:style-name="T21">de forma repetitiva, permite entregar pequeñas partes utilizables del software.</text:span></text:p>
      <text:p text:style-name="P33">Espiral → <text:span text:style-name="T26">Es parecido a los dos anteriores, pero en cada iteración se realiza una parte distinta del proyecto, además el análisis de riesgos obtiene más presencia.</text:span></text:p>
      <text:p text:style-name="_21_Respuesta">Métodos ágiles → <text:span text:style-name="T27">Es un tipo de modelo iterativo e incremental, pero con iteraciones cortas y sin fases lineales.</text:span></text:p>
      <text:p text:style-name="P24"><text:span text:style-name="T5">7.-</text:span> Indicar la(s) respuesta(s) correcta(s) y razonar la respuesta:</text:p>
      <text:p text:style-name="P24">El ciclo de vida:</text:p>
      <text:p text:style-name="P24"><text:span text:style-name="T15">a)</text:span><text:span text:style-name="T23"> </text:span><text:span text:style-name="T22">Comienza con una idea o necesidad que satisfacer y acaba con las pruebas satisfactorias del producto.</text:span></text:p>
      <text:p text:style-name="P34">Falso, el ciclo de vida va más allá del desarrollo del programa, hay que realizar un mantenimiento y adaptarlo a la nuevas necesidades.</text:p>
      <text:p text:style-name="P25"><text:span text:style-name="T16">b</text:span><text:span text:style-name="T15">)</text:span><text:span text:style-name="T23"> No existe ningún estándar que describa sus procesos y actividades.</text:span></text:p>
      <text:p text:style-name="P34">Falso, existen varios modelos o estándares, elegir uno u otro depende del tipo de proyecto.</text:p>
      <text:p text:style-name="P25"><text:span text:style-name="T16"/></text:p>
      <text:p text:style-name="P29"><text:span text:style-name="T16">c</text:span><text:span text:style-name="T15">) </text:span><text:span text:style-name="T23">No se trata sólo de realizar el análisis, diseño, codificación y pruebas; también incluye, entre otros, procesos de soporte.</text:span></text:p>
      <text:p text:style-name="P35">Verdadero.</text:p>
      <text:p text:style-name="P19"><text:span text:style-name="T12">d)</text:span> El mantenimiento lo constituyen las actividades para mantener sin cambios el sistema.</text:p>
      <text:p text:style-name="P36">Falso, se trata de adaptar el software a nuevas necesidades.</text:p>
      <text:p text:style-name="P20"><text:span text:style-name="T12">e)</text:span> En la actividad de análisis de los requisitos software los desarrolladores obtienen de los futuros usuarios los requisitos que piden al sistema.</text:p>
      <text:p text:style-name="P37">Verdadero.</text:p>
      <text:p text:style-name="P21"><text:span text:style-name="T5">8.-</text:span> Identifica el modelo de Ciclo de vida que representa cada uno de los tres diagramas siguientes:</text:p>
      <text:p text:style-name="P38">El primero es modelo en cascada, el segundo espiral y el tercero método ágil.</text:p>
      <text:p text:style-name="P22"><text:span text:style-name="T5">9.-</text:span> Marca las características propias de las metodologías ágiles:</text:p>
      <text:p text:style-name="_21_Enunciado"><text:span text:style-name="T12">a</text:span><text:span text:style-name="T19">)</text:span> El cliente es parte del equipo de desarrollo (además in-situ)</text:p>
      <text:p text:style-name="P40">Verdadero, aunque no tiene porqué ser in-situ.</text:p>
      <text:p text:style-name="P26"><text:span text:style-name="T17">b</text:span><text:span text:style-name="T19">)</text:span> Grupos pequeños (&lt; 10 integrantes) y trabajando en el mismo sitio.</text:p>
      <text:p text:style-name="P42">Verdadero.</text:p>
      <text:p text:style-name="P26"><text:span text:style-name="T17">c</text:span><text:span text:style-name="T19">)</text:span> Gran énfasis en la arquitectura.</text:p>
      <text:p text:style-name="P40">Falso, se enfatiza más en la funcionalidad, versatilidad y colaboración.</text:p>
      <text:p text:style-name="P26"><text:span text:style-name="T17">d</text:span><text:span text:style-name="T19">)</text:span> Muchos artefactos.</text:p>
      <text:p text:style-name="P40">F<text:span text:style-name="T28">also, se trata de hacer software ligero y fácil de mantener.</text:span></text:p>
      <text:p text:style-name="P27"><text:span text:style-name="T18">e</text:span><text:span text:style-name="T19">)</text:span> Programación en pareja.</text:p>
      <text:p text:style-name="P41">Verdadero, es muy colaborativo.</text:p>
      <text:p text:style-name="P28"><text:span text:style-name="T5">10.-</text:span> ¿Qué cuatro principios rigen el desarrollo ágil expresados en el Manifiesto Ágil?</text:p>
      <text:p text:style-name="_21_Respuesta">Individuos e interacciones sobre procesos y herramientas.</text:p>
      <text:p text:style-name="_21_Respuesta">Software funcionando sobre documentación extensiva.</text:p>
      <text:p text:style-name="_21_Respuesta">Colaboración con el cliente sobre negociación contractual.</text:p>
      <text:p text:style-name="_21_Respuesta">Respuesta ante el cambio sobre seguir un plan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FreeMono3" svg:font-family="FreeMono" style:font-family-generic="modern" style:font-pitch="fixed"/>
    <style:font-face style:name="FreeMono2" svg:font-family="FreeMono" style:font-adornments="Negrita itálica" style:font-family-generic="modern" style:font-pitch="fixed"/>
    <style:font-face style:name="FreeMono4" svg:font-family="FreeMono" style:font-family-generic="modern" style:font-pitch="variable"/>
    <style:font-face style:name="FreeMono" svg:font-family="FreeMono" style:font-adornments="Negrita" style:font-family-generic="modern" style:font-pitch="variable"/>
    <style:font-face style:name="FreeMono1" svg:font-family="FreeMono" style:font-adornments="Normal" style:font-family-generic="modern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style:font-name="FreeMono2" fo:font-family="FreeMono" style:font-style-name="Negrita itálica" style:font-family-generic="modern" style:font-pitch="fixed" fo:font-size="12pt" fo:font-style="italic" fo:font-weight="bold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Mono1" fo:font-family="FreeMono" style:font-style-name="Normal" style:font-family-generic="modern" style:font-pitch="variabl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Mono1" fo:font-family="FreeMono" style:font-style-name="Normal" style:font-family-generic="modern" style:font-pitch="variable"/>
    </style:style>
    <style:style style:name="_21_Enunciado" style:display-name="!Enunciado" style:family="paragraph" style:parent-style-name="Standard" style:next-style-name="_21_Respuesta" style:master-page-name="">
      <style:paragraph-properties fo:margin-top="0cm" fo:margin-bottom="0.3cm" style:contextual-spacing="false" fo:text-align="justify" style:justify-single-word="false" style:page-number="auto"/>
      <style:text-properties fo:color="#0000ff" loext:opacity="100%" style:font-name="FreeMono" fo:font-family="FreeMono" style:font-style-name="Negrita" style:font-family-generic="modern" style:font-pitch="variable" fo:font-size="12pt" fo:font-weight="bold"/>
    </style:style>
    <style:style style:name="_21_Respuesta" style:display-name="!Respuesta" style:family="paragraph" style:parent-style-name="Standard" style:next-style-name="_21_Enunciado" style:master-page-name="">
      <style:paragraph-properties fo:margin-top="0cm" fo:margin-bottom="0.199cm" style:contextual-spacing="false" fo:text-align="justify" style:justify-single-word="false" style:page-number="auto"/>
      <style:text-properties style:font-name="FreeMono1" fo:font-family="FreeMono" style:font-style-name="Normal" style:font-family-generic="modern" style:font-pitch="variable" fo:font-size="12pt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 fo:padding="0.049cm" fo:border-left="none" fo:border-right="none" fo:border-top="none" fo:border-bottom="1.05pt solid #000000"/>
      <style:text-properties style:font-name="FreeMono4" fo:font-size="11pt" fo:font-weight="bold" officeooo:rsid="000e6484" officeooo:paragraph-rsid="000e6484" style:font-size-asian="11pt" style:font-weight-asian="bold" style:font-size-complex="11pt" style:font-weight-complex="bold"/>
    </style:style>
    <style:style style:name="MP2" style:family="paragraph" style:parent-style-name="Footer">
      <style:paragraph-properties fo:text-align="justify" style:justify-single-word="false" fo:padding="0.049cm" fo:border-left="none" fo:border-right="none" fo:border-top="1.05pt solid #000000" fo:border-bottom="none">
        <style:tab-stops>
          <style:tab-stop style:position="8.5cm" style:type="center"/>
          <style:tab-stop style:position="12.111cm"/>
          <style:tab-stop style:position="16.508cm"/>
        </style:tab-stops>
      </style:paragraph-properties>
      <style:text-properties style:font-name="FreeMono3" fo:font-weight="bold" officeooo:rsid="000e6484" officeooo:paragraph-rsid="000e6484" style:font-weight-asian="bold" style:font-weight-complex="bold"/>
    </style:style>
    <style:style style:name="MT1" style:family="text">
      <style:text-properties officeooo:rsid="00205a75"/>
    </style:style>
    <style:style style:name="MT2" style:family="text">
      <style:text-properties style:font-name="FreeMono4" fo:font-size="11pt" style:font-size-asian="11pt" style:font-size-complex="11pt"/>
    </style:style>
    <style:style style:name="MT3" style:family="text">
      <style:text-properties style:font-name="FreeMono4" fo:font-size="11pt" officeooo:rsid="0011b881" style:font-size-asian="11pt" style:font-size-complex="11pt"/>
    </style:style>
    <style:style style:name="MT4" style:family="text">
      <style:text-properties style:font-name="FreeMono4" fo:font-size="11pt" officeooo:rsid="001c4cd6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HTML" style:page-layout-name="Mpm2">
      <style:header>
        <text:p text:style-name="MP1"><text:file-name text:display="name">ciclos_vida</text:file-name><text:s/>- <text:span text:style-name="MT1">ED</text:span></text:p>
        <text:p text:style-name="MP1"><text:date style:data-style-name="N37" text:date-value="2021-11-04T13:57:51.763999806" text:fixed="true">04/11/21</text:date></text:p>
      </style:header>
      <style:footer>
        <text:p text:style-name="MP2"><text:s text:c="3"/><text:tab/><text:span text:style-name="MT2">Página </text:span><text:span text:style-name="MT2"><text:page-number text:select-page="current">2</text:page-number></text:span><text:span text:style-name="MT2"><text:s/></text:span><text:span text:style-name="MT3">de </text:span><text:span text:style-name="MT3"><text:page-count>3</text:page-count></text:span><text:span text:style-name="MT2"><text:tab/> <text:s text:c="9"/>Víctor Piles </text:span><text:span text:style-name="MT4">6J</text:span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Footnote" style:page-layout-name="Mpm6">
      <style:header>
        <text:p text:style-name="Header"/>
      </style:header>
    </style:master-page>
    <style:master-page style:name="Endnote" style:page-layout-name="Mpm6">
      <style:header>
        <text:p text:style-name="Header"/>
      </style:header>
    </style:master-page>
    <style:master-page style:name="Landscape" style:page-layout-name="Mpm7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03T18:26:00</meta:creation-date>
    <meta:editing-duration>PT1H11M41S</meta:editing-duration>
    <meta:editing-cycles>35</meta:editing-cycles>
    <meta:generator>LibreOffice/7.1.6.2$Linux_X86_64 LibreOffice_project/10$Build-2</meta:generator>
    <dc:date>2021-11-16T12:46:44.603970329</dc:date>
    <meta:document-statistic meta:table-count="1" meta:image-count="0" meta:object-count="0" meta:page-count="3" meta:paragraph-count="86" meta:word-count="784" meta:character-count="4873" meta:non-whitespace-character-count="4169"/>
  </office:meta>
</office:document-meta>
</file>